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5.00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5.611cm"/>
      <style:paragraph-properties style:writing-mode="lr-tb"/>
    </style:style>
    <style:style style:name="gr4" style:family="graphic" style:parent-style-name="objectwithoutfill">
      <style:graphic-properties svg:stroke-width="0.053cm" svg:stroke-color="#ea75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4.343cm"/>
      <style:paragraph-properties style:writing-mode="lr-tb"/>
    </style:style>
    <style:style style:name="gr6" style:family="graphic" style:parent-style-name="objectwithoutfill">
      <style:graphic-properties svg:stroke-width="0.035cm" svg:stroke-color="#80808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ea7500" draw:fill-color="#ea7500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35cm" svg:stroke-color="#808080" draw:marker-start-width="0.252cm" draw:marker-end="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svg:stroke-width="0.035cm" svg:stroke-color="#80808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5.001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color="#2a6099"/>
    </style:style>
    <style:style style:name="P3" style:family="paragraph">
      <loext:graphic-properties draw:fill="none" draw:fill-color="#ffffff"/>
      <style:text-properties fo:color="#2a6099"/>
    </style:style>
    <style:style style:name="P4" style:family="paragraph">
      <style:paragraph-properties fo:text-align="center"/>
      <style:text-properties fo:color="#808080"/>
    </style:style>
    <style:style style:name="P5" style:family="paragraph">
      <loext:graphic-properties draw:fill="none" draw:fill-color="#ffffff"/>
      <style:text-properties fo:color="#808080"/>
    </style:style>
    <style:style style:name="P6" style:family="paragraph">
      <loext:graphic-properties draw:fill-color="#ea7500"/>
      <style:paragraph-properties fo:text-align="center"/>
    </style:style>
    <style:style style:name="P7" style:family="paragraph">
      <style:paragraph-properties fo:text-align="center"/>
      <style:text-properties fo:color="#2a6099" style:font-name="Consolas"/>
    </style:style>
    <style:style style:name="P8" style:family="paragraph">
      <loext:graphic-properties draw:fill="none" draw:fill-color="#ffffff"/>
      <style:paragraph-properties fo:text-align="center"/>
      <style:text-properties fo:color="#2a6099" style:font-name="Consolas" fo:font-size="14pt" style:font-size-asian="14pt" style:font-size-complex="14pt"/>
    </style:style>
    <style:style style:name="T1" style:family="text">
      <style:text-properties fo:color="#2a6099" fo:font-size="10pt" style:font-size-asian="10pt" style:font-size-complex="10pt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2a6099" style:font-name="Consolas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0.5cm" svg:x2="2cm" svg:y2="8cm">
          <text:p/>
        </draw:line>
        <draw:line draw:style-name="gr1" draw:text-style-name="P1" draw:layer="layout" svg:x1="9.5cm" svg:y1="8cm" svg:x2="2cm" svg:y2="8cm">
          <text:p/>
        </draw:line>
        <draw:frame draw:style-name="gr2" draw:text-style-name="P3" draw:layer="layout" svg:width="3.186cm" svg:height="0.645cm" svg:x="4.5cm" svg:y="8.655cm">
          <draw:text-box>
            <text:p text:style-name="P2"><text:span text:style-name="T1">Digital input code</text:span></text:p>
          </draw:text-box>
        </draw:frame>
        <draw:frame draw:style-name="gr3" draw:text-style-name="P3" draw:layer="layout" svg:width="4.278cm" svg:height="0.645cm" draw:transform="rotate (1.5707963267949) translate (0.9cm 6.178cm)">
          <draw:text-box>
            <text:p text:style-name="P2"><text:span text:style-name="T1">Analogue output voltage</text:span></text:p>
          </draw:text-box>
        </draw:frame>
        <draw:line draw:style-name="gr4" draw:text-style-name="P1" draw:layer="layout" svg:x1="2cm" svg:y1="7.6cm" svg:x2="9cm" svg:y2="1.5cm">
          <text:p/>
        </draw:line>
        <draw:frame draw:style-name="gr5" draw:text-style-name="P5" draw:layer="layout" svg:width="2.805cm" svg:height="1.827cm" svg:x="6.5cm" svg:y="4.773cm">
          <draw:text-box>
            <text:p text:style-name="P4"><text:span text:style-name="T2">Line between actual min and max output voltage</text:span></text:p>
          </draw:text-box>
        </draw:frame>
        <draw:line draw:style-name="gr6" draw:text-style-name="P1" draw:layer="layout" svg:x1="7.4cm" svg:y1="4.8cm" svg:x2="6.4cm" svg:y2="3.8cm">
          <text:p/>
        </draw:line>
        <draw:custom-shape draw:style-name="gr7" draw:text-style-name="P6" draw:layer="layout" svg:width="0.2cm" svg:height="0.2cm" svg:x="2.9cm" svg:y="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2cm" svg:height="0.2cm" svg:x="3.9cm" svg:y="5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2cm" svg:height="0.2cm" svg:x="4.9cm" svg:y="4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2cm" svg:height="0.2cm" svg:x="6.9cm" svg:y="3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2cm" svg:height="0.2cm" svg:x="5.9cm" svg:y="3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2cm" svg:height="0.2cm" svg:x="7.9cm" svg:y="2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2cm" svg:height="0.2cm" svg:x="8.9cm" svg:y="1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2cm" svg:height="0.2cm" svg:x="1.9cm" svg:y="7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1" draw:layer="layout" svg:x1="3.7cm" svg:y1="4.1cm" svg:x2="3.7cm" svg:y2="5.2cm">
          <text:p/>
        </draw:line>
        <draw:line draw:style-name="gr8" draw:text-style-name="P1" draw:layer="layout" svg:x1="3.7cm" svg:y1="6.9cm" svg:x2="3.7cm" svg:y2="5.9cm">
          <text:p/>
        </draw:line>
        <draw:line draw:style-name="gr9" draw:text-style-name="P1" draw:layer="layout" svg:x1="3.5cm" svg:y1="5.9cm" svg:x2="3.9cm" svg:y2="5.9cm">
          <text:p/>
        </draw:line>
        <draw:line draw:style-name="gr9" draw:text-style-name="P1" draw:layer="layout" svg:x1="3.5cm" svg:y1="5.2cm" svg:x2="3.9cm" svg:y2="5.2cm">
          <text:p/>
        </draw:line>
        <draw:frame draw:style-name="gr2" draw:text-style-name="P8" draw:layer="layout" svg:width="0.986cm" svg:height="0.645cm" svg:x="2.514cm" svg:y="8.155cm">
          <draw:text-box>
            <text:p text:style-name="P7"><text:span text:style-name="T3">001</text:span></text:p>
          </draw:text-box>
        </draw:frame>
        <draw:frame draw:style-name="gr2" draw:text-style-name="P8" draw:layer="layout" svg:width="0.986cm" svg:height="0.645cm" svg:x="3.514cm" svg:y="8.155cm">
          <draw:text-box>
            <text:p text:style-name="P7"><text:span text:style-name="T3">010</text:span></text:p>
          </draw:text-box>
        </draw:frame>
        <draw:frame draw:style-name="gr2" draw:text-style-name="P8" draw:layer="layout" svg:width="0.986cm" svg:height="0.645cm" svg:x="4.5cm" svg:y="8.155cm">
          <draw:text-box>
            <text:p text:style-name="P7"><text:span text:style-name="T3">011</text:span></text:p>
          </draw:text-box>
        </draw:frame>
        <draw:frame draw:style-name="gr2" draw:text-style-name="P8" draw:layer="layout" svg:width="0.986cm" svg:height="0.645cm" svg:x="5.614cm" svg:y="8.155cm">
          <draw:text-box>
            <text:p text:style-name="P7"><text:span text:style-name="T3">100</text:span></text:p>
          </draw:text-box>
        </draw:frame>
        <draw:frame draw:style-name="gr2" draw:text-style-name="P8" draw:layer="layout" svg:width="0.986cm" svg:height="0.645cm" svg:x="6.614cm" svg:y="8.155cm">
          <draw:text-box>
            <text:p text:style-name="P7"><text:span text:style-name="T3">101</text:span></text:p>
          </draw:text-box>
        </draw:frame>
        <draw:frame draw:style-name="gr2" draw:text-style-name="P8" draw:layer="layout" svg:width="0.986cm" svg:height="0.645cm" svg:x="1.614cm" svg:y="8.155cm">
          <draw:text-box>
            <text:p text:style-name="P7"><text:span text:style-name="T3">000</text:span></text:p>
          </draw:text-box>
        </draw:frame>
        <draw:frame draw:style-name="gr2" draw:text-style-name="P8" draw:layer="layout" svg:width="0.986cm" svg:height="0.645cm" svg:x="7.6cm" svg:y="8.155cm">
          <draw:text-box>
            <text:p text:style-name="P7"><text:span text:style-name="T3">110</text:span></text:p>
          </draw:text-box>
        </draw:frame>
        <draw:frame draw:style-name="gr2" draw:text-style-name="P8" draw:layer="layout" svg:width="0.986cm" svg:height="0.645cm" svg:x="8.514cm" svg:y="8.155cm">
          <draw:text-box>
            <text:p text:style-name="P7"><text:span text:style-name="T3">111</text:span></text:p>
          </draw:text-box>
        </draw:frame>
        <draw:frame draw:style-name="gr10" draw:text-style-name="P8" draw:layer="layout" svg:width="1.1cm" svg:height="0.743cm" svg:x="1cm" svg:y="0.755cm">
          <draw:text-box>
            <text:p text:style-name="P7"><text:span text:style-name="T3">2.5V</text:span></text:p>
          </draw:text-box>
        </draw:frame>
        <draw:frame draw:style-name="gr10" draw:text-style-name="P8" draw:layer="layout" svg:width="1.1cm" svg:height="0.743cm" svg:x="1.3cm" svg:y="7.757cm">
          <draw:text-box>
            <text:p text:style-name="P7"><text:span text:style-name="T3">0V</text:span></text:p>
          </draw:text-box>
        </draw:frame>
        <draw:frame draw:style-name="gr5" draw:text-style-name="P5" draw:layer="layout" svg:width="2.805cm" svg:height="1.433cm" svg:x="2.4cm" svg:y="2.567cm">
          <draw:text-box>
            <text:p text:style-name="P4"><text:span text:style-name="T2">Integral non-linearity for code 01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29T13:42:55.994000000</meta:creation-date>
    <dc:date>2020-11-29T20:39:14.373000000</dc:date>
    <meta:editing-duration>PT2H55M38S</meta:editing-duration>
    <meta:editing-cycles>20</meta:editing-cycles>
    <meta:generator>LibreOffice/6.4.4.2$Windows_X86_64 LibreOffice_project/3d775be2011f3886db32dfd395a6a6d1ca2630ff</meta:generator>
    <meta:document-statistic meta:object-count="30"/>
  </office:meta>
</office:document-meta>
</file>